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ff99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99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7" style:family="graphic" style:parent-style-name="objectwithoutfill">
      <style:graphic-properties svg:stroke-width="0.1cm" svg:stroke-color="#0000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svg:stroke-color="#ffff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0000ff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3cm" svg:height="1.5cm" svg:x="11cm" svg:y="0.4cm">
          <draw:image xlink:href="Pictures/10000000000001B5000000A4129F92AD.png" xlink:type="simple" xlink:show="embed" xlink:actuate="onLoad">
            <text:p/>
          </draw:image>
        </draw:frame>
        <draw:line draw:style-name="gr2" draw:text-style-name="P1" draw:layer="layout" svg:x1="13.4cm" svg:y1="1.8cm" svg:x2="16.8cm" svg:y2="4.5cm">
          <text:p/>
        </draw:line>
        <draw:line draw:style-name="gr3" draw:text-style-name="P1" draw:layer="layout" svg:x1="9.5cm" svg:y1="5.4cm" svg:x2="7.3cm" svg:y2="7.4cm">
          <text:p/>
        </draw:line>
        <draw:line draw:style-name="gr4" draw:text-style-name="P1" draw:layer="layout" svg:x1="10.6cm" svg:y1="5.4cm" svg:x2="12.6cm" svg:y2="8.3cm">
          <text:p/>
        </draw:line>
        <draw:line draw:style-name="gr4" draw:text-style-name="P1" draw:layer="layout" svg:x1="12.8cm" svg:y1="8.7cm" svg:x2="14.3cm" svg:y2="10.7cm">
          <text:p/>
        </draw:line>
        <draw:custom-shape draw:style-name="gr5" draw:text-style-name="P3" draw:layer="layout" svg:width="3.7cm" svg:height="1.6cm" svg:x="2cm" svg:y="9.9cm">
          <text:p text:style-name="P2">B2B source </text:p>
          <text:p text:style-name="P2">SCU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cm" svg:height="1.6cm" svg:x="15.6cm" svg:y="13.1cm">
          <text:p text:style-name="P2">B2B target </text:p>
          <text:p text:style-name="P2">SCU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5cm" svg:y1="8.7cm" svg:x2="4cm" svg:y2="9.9cm">
          <text:p/>
        </draw:line>
        <draw:line draw:style-name="gr4" draw:text-style-name="P1" draw:layer="layout" svg:x1="15.8cm" svg:y1="12.1cm" svg:x2="16.5cm" svg:y2="13.1cm">
          <text:p/>
        </draw:line>
        <draw:frame draw:style-name="gr1" draw:text-style-name="P1" draw:layer="layout" svg:width="4.3cm" svg:height="1.5cm" svg:x="10.3cm" svg:y="7.3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3.8cm" svg:y="7.3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7.6cm" svg:y="4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14.7cm" svg:y="4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13.2cm" svg:y="10.7cm">
          <draw:image xlink:href="Pictures/10000000000001B5000000A4129F92AD.png" xlink:type="simple" xlink:show="embed" xlink:actuate="onLoad">
            <text:p/>
          </draw:image>
        </draw:frame>
        <draw:line draw:style-name="gr7" draw:text-style-name="P1" draw:layer="layout" svg:x1="10.025cm" svg:y1="5.4cm" svg:x2="7.825cm" svg:y2="7.4cm">
          <text:p/>
        </draw:line>
        <draw:line draw:style-name="gr8" draw:text-style-name="P1" draw:layer="layout" svg:x1="11.125cm" svg:y1="5.4cm" svg:x2="12.5cm" svg:y2="7.4cm">
          <text:p/>
        </draw:line>
        <draw:line draw:style-name="gr8" draw:text-style-name="P1" draw:layer="layout" svg:x1="13.325cm" svg:y1="8.7cm" svg:x2="14.825cm" svg:y2="10.7cm">
          <text:p/>
        </draw:line>
        <draw:line draw:style-name="gr7" draw:text-style-name="P1" draw:layer="layout" svg:x1="6.025cm" svg:y1="8.7cm" svg:x2="4.525cm" svg:y2="9.9cm">
          <text:p/>
        </draw:line>
        <draw:line draw:style-name="gr8" draw:text-style-name="P1" draw:layer="layout" svg:x1="16.325cm" svg:y1="12.1cm" svg:x2="17.025cm" svg:y2="13.1cm">
          <text:p/>
        </draw:line>
        <draw:line draw:style-name="gr8" draw:text-style-name="P1" draw:layer="layout" svg:x1="12.7cm" svg:y1="1.9cm" svg:x2="10.7cm" svg:y2="4.1cm">
          <text:p/>
        </draw:line>
        <draw:line draw:style-name="gr8" draw:text-style-name="P1" draw:layer="layout" svg:x1="10.1cm" svg:y1="4cm" svg:x2="12.2cm" svg:y2="1.8cm">
          <text:p/>
        </draw:line>
      </draw:page>
      <draw:page draw:name="page2" draw:style-name="dp1" draw:master-page-name="默认">
        <draw:frame draw:style-name="gr1" draw:text-style-name="P1" xml:id="id2" draw:id="id2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3" draw:id="id3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4" draw:id="id4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" draw:id="id1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9" draw:text-style-name="P1" draw:layer="layout" draw:type="curve" svg:x1="5.349cm" svg:y1="4cm" svg:x2="13.297cm" svg:y2="2.25cm" draw:start-shape="id1" draw:start-glue-point="0" draw:end-shape="id2" svg:d="M5349 4000c0-1167 2649-1750 7948-1750" svg:viewBox="0 0 7949 1751">
          <text:p/>
        </draw:connector>
        <draw:connector draw:style-name="gr10" draw:text-style-name="P1" draw:layer="layout" draw:type="curve" svg:x1="10.059cm" svg:y1="6.368cm" svg:x2="15.959cm" svg:y2="5.95cm" draw:start-shape="id1" draw:start-glue-point="1" draw:end-shape="id3" svg:d="M10059 6368c4425 0 1475-418 5900-418" svg:viewBox="0 0 5901 419">
          <text:p/>
        </draw:connector>
        <draw:connector draw:style-name="gr10" draw:text-style-name="P1" draw:layer="layout" draw:type="curve" svg:x1="5.349cm" svg:y1="8.736cm" svg:x2="18.797cm" svg:y2="9.55cm" draw:start-shape="id1" draw:start-glue-point="2" draw:end-shape="id4" svg:d="M5349 8736c0 543 4482 814 13448 814" svg:viewBox="0 0 13449 815">
          <text:p/>
        </draw:connector>
        <draw:connector draw:style-name="gr11" draw:text-style-name="P1" draw:layer="layout" draw:type="curve" svg:x1="17.478cm" svg:y1="3.7cm" svg:x2="20.14cm" svg:y2="4.5cm" draw:start-shape="id2" draw:start-glue-point="2" draw:end-shape="id3" draw:end-glue-point="0" svg:d="M17478 3700c0 600 2662 200 2662 800" svg:viewBox="0 0 2663 801">
          <text:p/>
        </draw:connector>
        <draw:connector draw:style-name="gr11" draw:text-style-name="P1" draw:layer="layout" draw:type="curve" svg:x1="20.14cm" svg:y1="7.4cm" svg:x2="22.978cm" svg:y2="8.1cm" draw:start-shape="id3" draw:start-glue-point="2" draw:end-shape="id4" draw:end-glue-point="0" svg:d="M20140 7400c0 525 2838 175 2838 700" svg:viewBox="0 0 2839 701">
          <text:p/>
        </draw:connector>
        <draw:connector draw:style-name="gr10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10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10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10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10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10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10" draw:text-style-name="P1" xml:id="id5" draw:id="id5" draw:layer="layout" draw:type="curve" svg:x1="5.349cm" svg:y1="8.511cm" svg:x2="18.797cm" svg:y2="9.325cm" svg:d="M5349 8511c0 543 4482 814 13448 814" svg:viewBox="0 0 13449 815">
          <text:p/>
        </draw:connector>
        <draw:connector draw:style-name="gr10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10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1" draw:text-style-name="P1" xml:id="id6" draw:id="id6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12" draw:text-style-name="P1" draw:layer="layout" draw:type="curve" svg:x1="5.349cm" svg:y1="8.511cm" svg:x2="19.938cm" svg:y2="13.35cm" draw:start-shape="id5" draw:start-glue-point="2" draw:end-shape="id6" svg:d="M5349 8511c-750 0-8044 4839 14589 4839" svg:viewBox="0 0 16299 4840">
          <text:p/>
        </draw:connector>
        <draw:connector draw:style-name="gr10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10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11" draw:text-style-name="P1" draw:layer="layout" draw:type="curve" svg:x1="22.978cm" svg:y1="11cm" svg:x2="24.119cm" svg:y2="11.9cm" draw:start-shape="id4" draw:start-glue-point="2" draw:end-shape="id6" draw:end-glue-point="0" svg:d="M22978 11000c0 675 1141 225 1141 900" svg:viewBox="0 0 1142 901">
          <text:p/>
        </draw:connector>
        <draw:connector draw:style-name="gr13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14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15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6-10-20T12:05:26.775000000</dc:date>
    <meta:editing-duration>PT33M27S</meta:editing-duration>
    <meta:editing-cycles>5</meta:editing-cycles>
    <meta:generator>LibreOffice/4.4.4.3$Windows_x86 LibreOffice_project/2c39ebcf046445232b798108aa8a7e7d89552ea8</meta:generator>
    <meta:document-statistic meta:object-count="47"/>
  </office:meta>
</office:document-meta>
</file>